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Default" style:data-style-name="N6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3"/>
        <table:table-column table:style-name="co2" table:default-cell-style-name="ce1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All Day Ev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rivat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PE 2020 Research Methods</text:p>
          </table:table-cell>
          <table:table-cell office:value-type="date" office:date-value="2023-08-20" calcext:value-type="date">
            <text:p>08/20/2023</text:p>
          </table:table-cell>
          <table:table-cell office:value-type="time" office:time-value="PT09H50M00S" calcext:value-type="time">
            <text:p>09:50 AM</text:p>
          </table:table-cell>
          <table:table-cell table:formula="of:=[.B3]" office:value-type="date" office:date-value="2023-08-20" calcext:value-type="date">
            <text:p>08/20/2023</text:p>
          </table:table-cell>
          <table:table-cell office:value-type="time" office:time-value="PT11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office:value-type="date" office:date-value="2023-08-22" calcext:value-type="date">
            <text:p>08/22/2023</text:p>
          </table:table-cell>
          <table:table-cell office:value-type="time" office:time-value="PT33H50M00S" calcext:value-type="time">
            <text:p>09:50 AM</text:p>
          </table:table-cell>
          <table:table-cell table:formula="of:=[.B4]" office:value-type="date" office:date-value="2023-08-22" calcext:value-type="date">
            <text:p>08/22/2023</text:p>
          </table:table-cell>
          <table:table-cell office:value-type="time" office:time-value="PT35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3]+7" office:value-type="date" office:date-value="2023-08-27" calcext:value-type="date">
            <text:p>08/27/2023</text:p>
          </table:table-cell>
          <table:table-cell office:value-type="time" office:time-value="PT57H50M00S" calcext:value-type="time">
            <text:p>09:50 AM</text:p>
          </table:table-cell>
          <table:table-cell table:formula="of:=[.B5]" office:value-type="date" office:date-value="2023-08-27" calcext:value-type="date">
            <text:p>08/27/2023</text:p>
          </table:table-cell>
          <table:table-cell office:value-type="time" office:time-value="PT59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4]+7" office:value-type="date" office:date-value="2023-08-29" calcext:value-type="date">
            <text:p>08/29/2023</text:p>
          </table:table-cell>
          <table:table-cell office:value-type="time" office:time-value="PT81H50M00S" calcext:value-type="time">
            <text:p>09:50 AM</text:p>
          </table:table-cell>
          <table:table-cell table:formula="of:=[.B6]" office:value-type="date" office:date-value="2023-08-29" calcext:value-type="date">
            <text:p>08/29/2023</text:p>
          </table:table-cell>
          <table:table-cell office:value-type="time" office:time-value="PT83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5]+7" office:value-type="date" office:date-value="2023-09-03" calcext:value-type="date">
            <text:p>09/03/2023</text:p>
          </table:table-cell>
          <table:table-cell office:value-type="time" office:time-value="PT105H50M00S" calcext:value-type="time">
            <text:p>09:50 AM</text:p>
          </table:table-cell>
          <table:table-cell table:formula="of:=[.B7]" office:value-type="date" office:date-value="2023-09-03" calcext:value-type="date">
            <text:p>09/03/2023</text:p>
          </table:table-cell>
          <table:table-cell office:value-type="time" office:time-value="PT107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6]+7" office:value-type="date" office:date-value="2023-09-05" calcext:value-type="date">
            <text:p>09/05/2023</text:p>
          </table:table-cell>
          <table:table-cell office:value-type="time" office:time-value="PT129H50M00S" calcext:value-type="time">
            <text:p>09:50 AM</text:p>
          </table:table-cell>
          <table:table-cell table:formula="of:=[.B8]" office:value-type="date" office:date-value="2023-09-05" calcext:value-type="date">
            <text:p>09/05/2023</text:p>
          </table:table-cell>
          <table:table-cell office:value-type="time" office:time-value="PT131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7]+7" office:value-type="date" office:date-value="2023-09-10" calcext:value-type="date">
            <text:p>09/10/2023</text:p>
          </table:table-cell>
          <table:table-cell office:value-type="time" office:time-value="PT153H50M00S" calcext:value-type="time">
            <text:p>09:50 AM</text:p>
          </table:table-cell>
          <table:table-cell table:formula="of:=[.B9]" office:value-type="date" office:date-value="2023-09-10" calcext:value-type="date">
            <text:p>09/10/2023</text:p>
          </table:table-cell>
          <table:table-cell office:value-type="time" office:time-value="PT155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8]+7" office:value-type="date" office:date-value="2023-09-12" calcext:value-type="date">
            <text:p>09/12/2023</text:p>
          </table:table-cell>
          <table:table-cell office:value-type="time" office:time-value="PT177H50M00S" calcext:value-type="time">
            <text:p>09:50 AM</text:p>
          </table:table-cell>
          <table:table-cell table:formula="of:=[.B10]" office:value-type="date" office:date-value="2023-09-12" calcext:value-type="date">
            <text:p>09/12/2023</text:p>
          </table:table-cell>
          <table:table-cell office:value-type="time" office:time-value="PT179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9]+7" office:value-type="date" office:date-value="2023-09-17" calcext:value-type="date">
            <text:p>09/17/2023</text:p>
          </table:table-cell>
          <table:table-cell office:value-type="time" office:time-value="PT201H50M00S" calcext:value-type="time">
            <text:p>09:50 AM</text:p>
          </table:table-cell>
          <table:table-cell table:formula="of:=[.B11]" office:value-type="date" office:date-value="2023-09-17" calcext:value-type="date">
            <text:p>09/17/2023</text:p>
          </table:table-cell>
          <table:table-cell office:value-type="time" office:time-value="PT203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10]+7" office:value-type="date" office:date-value="2023-09-19" calcext:value-type="date">
            <text:p>09/19/2023</text:p>
          </table:table-cell>
          <table:table-cell office:value-type="time" office:time-value="PT225H50M00S" calcext:value-type="time">
            <text:p>09:50 AM</text:p>
          </table:table-cell>
          <table:table-cell table:formula="of:=[.B12]" office:value-type="date" office:date-value="2023-09-19" calcext:value-type="date">
            <text:p>09/19/2023</text:p>
          </table:table-cell>
          <table:table-cell office:value-type="time" office:time-value="PT227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11]+7" office:value-type="date" office:date-value="2023-09-24" calcext:value-type="date">
            <text:p>09/24/2023</text:p>
          </table:table-cell>
          <table:table-cell office:value-type="time" office:time-value="PT249H50M00S" calcext:value-type="time">
            <text:p>09:50 AM</text:p>
          </table:table-cell>
          <table:table-cell table:formula="of:=[.B13]" office:value-type="date" office:date-value="2023-09-24" calcext:value-type="date">
            <text:p>09/24/2023</text:p>
          </table:table-cell>
          <table:table-cell office:value-type="time" office:time-value="PT251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12]+7" office:value-type="date" office:date-value="2023-09-26" calcext:value-type="date">
            <text:p>09/26/2023</text:p>
          </table:table-cell>
          <table:table-cell office:value-type="time" office:time-value="PT273H50M00S" calcext:value-type="time">
            <text:p>09:50 AM</text:p>
          </table:table-cell>
          <table:table-cell table:formula="of:=[.B14]" office:value-type="date" office:date-value="2023-09-26" calcext:value-type="date">
            <text:p>09/26/2023</text:p>
          </table:table-cell>
          <table:table-cell office:value-type="time" office:time-value="PT275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13]+7" office:value-type="date" office:date-value="2023-10-01" calcext:value-type="date">
            <text:p>10/01/2023</text:p>
          </table:table-cell>
          <table:table-cell office:value-type="time" office:time-value="PT297H50M00S" calcext:value-type="time">
            <text:p>09:50 AM</text:p>
          </table:table-cell>
          <table:table-cell table:formula="of:=[.B15]" office:value-type="date" office:date-value="2023-10-01" calcext:value-type="date">
            <text:p>10/01/2023</text:p>
          </table:table-cell>
          <table:table-cell office:value-type="time" office:time-value="PT299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14]+7" office:value-type="date" office:date-value="2023-10-03" calcext:value-type="date">
            <text:p>10/03/2023</text:p>
          </table:table-cell>
          <table:table-cell office:value-type="time" office:time-value="PT321H50M00S" calcext:value-type="time">
            <text:p>09:50 AM</text:p>
          </table:table-cell>
          <table:table-cell table:formula="of:=[.B16]" office:value-type="date" office:date-value="2023-10-03" calcext:value-type="date">
            <text:p>10/03/2023</text:p>
          </table:table-cell>
          <table:table-cell office:value-type="time" office:time-value="PT323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15]+7" office:value-type="date" office:date-value="2023-10-08" calcext:value-type="date">
            <text:p>10/08/2023</text:p>
          </table:table-cell>
          <table:table-cell office:value-type="time" office:time-value="PT345H50M00S" calcext:value-type="time">
            <text:p>09:50 AM</text:p>
          </table:table-cell>
          <table:table-cell table:formula="of:=[.B17]" office:value-type="date" office:date-value="2023-10-08" calcext:value-type="date">
            <text:p>10/08/2023</text:p>
          </table:table-cell>
          <table:table-cell office:value-type="time" office:time-value="PT347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16]+7" office:value-type="date" office:date-value="2023-10-10" calcext:value-type="date">
            <text:p>10/10/2023</text:p>
          </table:table-cell>
          <table:table-cell office:value-type="time" office:time-value="PT369H50M00S" calcext:value-type="time">
            <text:p>09:50 AM</text:p>
          </table:table-cell>
          <table:table-cell table:formula="of:=[.B18]" office:value-type="date" office:date-value="2023-10-10" calcext:value-type="date">
            <text:p>10/10/2023</text:p>
          </table:table-cell>
          <table:table-cell office:value-type="time" office:time-value="PT371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17]+7" office:value-type="date" office:date-value="2023-10-15" calcext:value-type="date">
            <text:p>10/15/2023</text:p>
          </table:table-cell>
          <table:table-cell office:value-type="time" office:time-value="PT393H50M00S" calcext:value-type="time">
            <text:p>09:50 AM</text:p>
          </table:table-cell>
          <table:table-cell table:formula="of:=[.B19]" office:value-type="date" office:date-value="2023-10-15" calcext:value-type="date">
            <text:p>10/15/2023</text:p>
          </table:table-cell>
          <table:table-cell office:value-type="time" office:time-value="PT395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18]+7" office:value-type="date" office:date-value="2023-10-17" calcext:value-type="date">
            <text:p>10/17/2023</text:p>
          </table:table-cell>
          <table:table-cell office:value-type="time" office:time-value="PT417H50M00S" calcext:value-type="time">
            <text:p>09:50 AM</text:p>
          </table:table-cell>
          <table:table-cell table:formula="of:=[.B20]" office:value-type="date" office:date-value="2023-10-17" calcext:value-type="date">
            <text:p>10/17/2023</text:p>
          </table:table-cell>
          <table:table-cell office:value-type="time" office:time-value="PT419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19]+7" office:value-type="date" office:date-value="2023-10-22" calcext:value-type="date">
            <text:p>10/22/2023</text:p>
          </table:table-cell>
          <table:table-cell office:value-type="time" office:time-value="PT441H50M00S" calcext:value-type="time">
            <text:p>09:50 AM</text:p>
          </table:table-cell>
          <table:table-cell table:formula="of:=[.B21]" office:value-type="date" office:date-value="2023-10-22" calcext:value-type="date">
            <text:p>10/22/2023</text:p>
          </table:table-cell>
          <table:table-cell office:value-type="time" office:time-value="PT443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20]+7" office:value-type="date" office:date-value="2023-10-24" calcext:value-type="date">
            <text:p>10/24/2023</text:p>
          </table:table-cell>
          <table:table-cell office:value-type="time" office:time-value="PT465H50M00S" calcext:value-type="time">
            <text:p>09:50 AM</text:p>
          </table:table-cell>
          <table:table-cell table:formula="of:=[.B22]" office:value-type="date" office:date-value="2023-10-24" calcext:value-type="date">
            <text:p>10/24/2023</text:p>
          </table:table-cell>
          <table:table-cell office:value-type="time" office:time-value="PT467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21]+7" office:value-type="date" office:date-value="2023-10-29" calcext:value-type="date">
            <text:p>10/29/2023</text:p>
          </table:table-cell>
          <table:table-cell office:value-type="time" office:time-value="PT489H50M00S" calcext:value-type="time">
            <text:p>09:50 AM</text:p>
          </table:table-cell>
          <table:table-cell table:formula="of:=[.B23]" office:value-type="date" office:date-value="2023-10-29" calcext:value-type="date">
            <text:p>10/29/2023</text:p>
          </table:table-cell>
          <table:table-cell office:value-type="time" office:time-value="PT491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22]+7" office:value-type="date" office:date-value="2023-10-31" calcext:value-type="date">
            <text:p>10/31/2023</text:p>
          </table:table-cell>
          <table:table-cell office:value-type="time" office:time-value="PT513H50M00S" calcext:value-type="time">
            <text:p>09:50 AM</text:p>
          </table:table-cell>
          <table:table-cell table:formula="of:=[.B24]" office:value-type="date" office:date-value="2023-10-31" calcext:value-type="date">
            <text:p>10/31/2023</text:p>
          </table:table-cell>
          <table:table-cell office:value-type="time" office:time-value="PT515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23]+7" office:value-type="date" office:date-value="2023-11-05" calcext:value-type="date">
            <text:p>11/05/2023</text:p>
          </table:table-cell>
          <table:table-cell office:value-type="time" office:time-value="PT537H50M00S" calcext:value-type="time">
            <text:p>09:50 AM</text:p>
          </table:table-cell>
          <table:table-cell table:formula="of:=[.B25]" office:value-type="date" office:date-value="2023-11-05" calcext:value-type="date">
            <text:p>11/05/2023</text:p>
          </table:table-cell>
          <table:table-cell office:value-type="time" office:time-value="PT539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24]+7" office:value-type="date" office:date-value="2023-11-07" calcext:value-type="date">
            <text:p>11/07/2023</text:p>
          </table:table-cell>
          <table:table-cell office:value-type="time" office:time-value="PT561H50M00S" calcext:value-type="time">
            <text:p>09:50 AM</text:p>
          </table:table-cell>
          <table:table-cell table:formula="of:=[.B26]" office:value-type="date" office:date-value="2023-11-07" calcext:value-type="date">
            <text:p>11/07/2023</text:p>
          </table:table-cell>
          <table:table-cell office:value-type="time" office:time-value="PT563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25]+7" office:value-type="date" office:date-value="2023-11-12" calcext:value-type="date">
            <text:p>11/12/2023</text:p>
          </table:table-cell>
          <table:table-cell office:value-type="time" office:time-value="PT585H50M00S" calcext:value-type="time">
            <text:p>09:50 AM</text:p>
          </table:table-cell>
          <table:table-cell table:formula="of:=[.B27]" office:value-type="date" office:date-value="2023-11-12" calcext:value-type="date">
            <text:p>11/12/2023</text:p>
          </table:table-cell>
          <table:table-cell office:value-type="time" office:time-value="PT587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26]+7" office:value-type="date" office:date-value="2023-11-14" calcext:value-type="date">
            <text:p>11/14/2023</text:p>
          </table:table-cell>
          <table:table-cell office:value-type="time" office:time-value="PT609H50M00S" calcext:value-type="time">
            <text:p>09:50 AM</text:p>
          </table:table-cell>
          <table:table-cell table:formula="of:=[.B28]" office:value-type="date" office:date-value="2023-11-14" calcext:value-type="date">
            <text:p>11/14/2023</text:p>
          </table:table-cell>
          <table:table-cell office:value-type="time" office:time-value="PT611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27]+7" office:value-type="date" office:date-value="2023-11-19" calcext:value-type="date">
            <text:p>11/19/2023</text:p>
          </table:table-cell>
          <table:table-cell office:value-type="time" office:time-value="PT633H50M00S" calcext:value-type="time">
            <text:p>09:50 AM</text:p>
          </table:table-cell>
          <table:table-cell table:formula="of:=[.B29]" office:value-type="date" office:date-value="2023-11-19" calcext:value-type="date">
            <text:p>11/19/2023</text:p>
          </table:table-cell>
          <table:table-cell office:value-type="time" office:time-value="PT635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28]+7" office:value-type="date" office:date-value="2023-11-21" calcext:value-type="date">
            <text:p>11/21/2023</text:p>
          </table:table-cell>
          <table:table-cell office:value-type="time" office:time-value="PT657H50M00S" calcext:value-type="time">
            <text:p>09:50 AM</text:p>
          </table:table-cell>
          <table:table-cell table:formula="of:=[.B30]" office:value-type="date" office:date-value="2023-11-21" calcext:value-type="date">
            <text:p>11/21/2023</text:p>
          </table:table-cell>
          <table:table-cell office:value-type="time" office:time-value="PT659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29]+7" office:value-type="date" office:date-value="2023-11-26" calcext:value-type="date">
            <text:p>11/26/2023</text:p>
          </table:table-cell>
          <table:table-cell office:value-type="time" office:time-value="PT681H50M00S" calcext:value-type="time">
            <text:p>09:50 AM</text:p>
          </table:table-cell>
          <table:table-cell table:formula="of:=[.B31]" office:value-type="date" office:date-value="2023-11-26" calcext:value-type="date">
            <text:p>11/26/2023</text:p>
          </table:table-cell>
          <table:table-cell office:value-type="time" office:time-value="PT683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30]+7" office:value-type="date" office:date-value="2023-11-28" calcext:value-type="date">
            <text:p>11/28/2023</text:p>
          </table:table-cell>
          <table:table-cell office:value-type="time" office:time-value="PT705H50M00S" calcext:value-type="time">
            <text:p>09:50 AM</text:p>
          </table:table-cell>
          <table:table-cell table:formula="of:=[.B32]" office:value-type="date" office:date-value="2023-11-28" calcext:value-type="date">
            <text:p>11/28/2023</text:p>
          </table:table-cell>
          <table:table-cell office:value-type="time" office:time-value="PT707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31]+7" office:value-type="date" office:date-value="2023-12-03" calcext:value-type="date">
            <text:p>12/03/2023</text:p>
          </table:table-cell>
          <table:table-cell office:value-type="time" office:time-value="PT729H50M00S" calcext:value-type="time">
            <text:p>09:50 AM</text:p>
          </table:table-cell>
          <table:table-cell table:formula="of:=[.B33]" office:value-type="date" office:date-value="2023-12-03" calcext:value-type="date">
            <text:p>12/03/2023</text:p>
          </table:table-cell>
          <table:table-cell office:value-type="time" office:time-value="PT731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2020 Research Methods</text:p>
          </table:table-cell>
          <table:table-cell table:formula="of:=[.B32]+7" office:value-type="date" office:date-value="2023-12-05" calcext:value-type="date">
            <text:p>12/05/2023</text:p>
          </table:table-cell>
          <table:table-cell office:value-type="time" office:time-value="PT753H50M00S" calcext:value-type="time">
            <text:p>09:50 AM</text:p>
          </table:table-cell>
          <table:table-cell table:formula="of:=[.B34]" office:value-type="date" office:date-value="2023-12-05" calcext:value-type="date">
            <text:p>12/05/2023</text:p>
          </table:table-cell>
          <table:table-cell office:value-type="time" office:time-value="PT755H30M00S" calcext:value-type="time">
            <text:p>11:30 A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office:value-type="date" office:date-value="2023-08-21" calcext:value-type="date">
            <text:p>08/21/2023</text:p>
          </table:table-cell>
          <table:table-cell office:value-type="time" office:time-value="PT14H00M00S" calcext:value-type="time">
            <text:p>02:00 PM</text:p>
          </table:table-cell>
          <table:table-cell table:formula="of:=[.B35]" office:value-type="date" office:date-value="2023-08-21" calcext:value-type="date">
            <text:p>08/21/2023</text:p>
          </table:table-cell>
          <table:table-cell office:value-type="time" office:time-value="PT17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office:value-type="date" office:date-value="2023-08-23" calcext:value-type="date">
            <text:p>08/23/2023</text:p>
          </table:table-cell>
          <table:table-cell office:value-type="time" office:time-value="PT38H00M00S" calcext:value-type="time">
            <text:p>02:00 PM</text:p>
          </table:table-cell>
          <table:table-cell table:formula="of:=[.B36]" office:value-type="date" office:date-value="2023-08-23" calcext:value-type="date">
            <text:p>08/23/2023</text:p>
          </table:table-cell>
          <table:table-cell office:value-type="time" office:time-value="PT41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35]+7" office:value-type="date" office:date-value="2023-08-28" calcext:value-type="date">
            <text:p>08/28/23</text:p>
          </table:table-cell>
          <table:table-cell office:value-type="time" office:time-value="PT62H00M00S" calcext:value-type="time">
            <text:p>02:00 PM</text:p>
          </table:table-cell>
          <table:table-cell table:formula="of:=[.B37]" office:value-type="date" office:date-value="2023-08-28" calcext:value-type="date">
            <text:p>08/28/2023</text:p>
          </table:table-cell>
          <table:table-cell office:value-type="time" office:time-value="PT65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36]+7" office:value-type="date" office:date-value="2023-08-30" calcext:value-type="date">
            <text:p>08/30/23</text:p>
          </table:table-cell>
          <table:table-cell office:value-type="time" office:time-value="PT86H00M00S" calcext:value-type="time">
            <text:p>02:00 PM</text:p>
          </table:table-cell>
          <table:table-cell table:formula="of:=[.B38]" office:value-type="date" office:date-value="2023-08-30" calcext:value-type="date">
            <text:p>08/30/2023</text:p>
          </table:table-cell>
          <table:table-cell office:value-type="time" office:time-value="PT89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37]+7" office:value-type="date" office:date-value="2023-09-04" calcext:value-type="date">
            <text:p>09/04/23</text:p>
          </table:table-cell>
          <table:table-cell office:value-type="time" office:time-value="PT110H00M00S" calcext:value-type="time">
            <text:p>02:00 PM</text:p>
          </table:table-cell>
          <table:table-cell table:formula="of:=[.B39]" office:value-type="date" office:date-value="2023-09-04" calcext:value-type="date">
            <text:p>09/04/2023</text:p>
          </table:table-cell>
          <table:table-cell office:value-type="time" office:time-value="PT113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38]+7" office:value-type="date" office:date-value="2023-09-06" calcext:value-type="date">
            <text:p>09/06/23</text:p>
          </table:table-cell>
          <table:table-cell office:value-type="time" office:time-value="PT134H00M00S" calcext:value-type="time">
            <text:p>02:00 PM</text:p>
          </table:table-cell>
          <table:table-cell table:formula="of:=[.B40]" office:value-type="date" office:date-value="2023-09-06" calcext:value-type="date">
            <text:p>09/06/2023</text:p>
          </table:table-cell>
          <table:table-cell office:value-type="time" office:time-value="PT137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39]+7" office:value-type="date" office:date-value="2023-09-11" calcext:value-type="date">
            <text:p>09/11/23</text:p>
          </table:table-cell>
          <table:table-cell office:value-type="time" office:time-value="PT158H00M00S" calcext:value-type="time">
            <text:p>02:00 PM</text:p>
          </table:table-cell>
          <table:table-cell table:formula="of:=[.B41]" office:value-type="date" office:date-value="2023-09-11" calcext:value-type="date">
            <text:p>09/11/2023</text:p>
          </table:table-cell>
          <table:table-cell office:value-type="time" office:time-value="PT161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40]+7" office:value-type="date" office:date-value="2023-09-13" calcext:value-type="date">
            <text:p>09/13/23</text:p>
          </table:table-cell>
          <table:table-cell office:value-type="time" office:time-value="PT182H00M00S" calcext:value-type="time">
            <text:p>02:00 PM</text:p>
          </table:table-cell>
          <table:table-cell table:formula="of:=[.B42]" office:value-type="date" office:date-value="2023-09-13" calcext:value-type="date">
            <text:p>09/13/2023</text:p>
          </table:table-cell>
          <table:table-cell office:value-type="time" office:time-value="PT185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41]+7" office:value-type="date" office:date-value="2023-09-18" calcext:value-type="date">
            <text:p>09/18/23</text:p>
          </table:table-cell>
          <table:table-cell office:value-type="time" office:time-value="PT206H00M00S" calcext:value-type="time">
            <text:p>02:00 PM</text:p>
          </table:table-cell>
          <table:table-cell table:formula="of:=[.B43]" office:value-type="date" office:date-value="2023-09-18" calcext:value-type="date">
            <text:p>09/18/2023</text:p>
          </table:table-cell>
          <table:table-cell office:value-type="time" office:time-value="PT209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42]+7" office:value-type="date" office:date-value="2023-09-20" calcext:value-type="date">
            <text:p>09/20/23</text:p>
          </table:table-cell>
          <table:table-cell office:value-type="time" office:time-value="PT230H00M00S" calcext:value-type="time">
            <text:p>02:00 PM</text:p>
          </table:table-cell>
          <table:table-cell table:formula="of:=[.B44]" office:value-type="date" office:date-value="2023-09-20" calcext:value-type="date">
            <text:p>09/20/2023</text:p>
          </table:table-cell>
          <table:table-cell office:value-type="time" office:time-value="PT233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43]+7" office:value-type="date" office:date-value="2023-09-25" calcext:value-type="date">
            <text:p>09/25/23</text:p>
          </table:table-cell>
          <table:table-cell office:value-type="time" office:time-value="PT254H00M00S" calcext:value-type="time">
            <text:p>02:00 PM</text:p>
          </table:table-cell>
          <table:table-cell table:formula="of:=[.B45]" office:value-type="date" office:date-value="2023-09-25" calcext:value-type="date">
            <text:p>09/25/2023</text:p>
          </table:table-cell>
          <table:table-cell office:value-type="time" office:time-value="PT257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44]+7" office:value-type="date" office:date-value="2023-09-27" calcext:value-type="date">
            <text:p>09/27/23</text:p>
          </table:table-cell>
          <table:table-cell office:value-type="time" office:time-value="PT278H00M00S" calcext:value-type="time">
            <text:p>02:00 PM</text:p>
          </table:table-cell>
          <table:table-cell table:formula="of:=[.B46]" office:value-type="date" office:date-value="2023-09-27" calcext:value-type="date">
            <text:p>09/27/2023</text:p>
          </table:table-cell>
          <table:table-cell office:value-type="time" office:time-value="PT281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45]+7" office:value-type="date" office:date-value="2023-10-02" calcext:value-type="date">
            <text:p>10/02/23</text:p>
          </table:table-cell>
          <table:table-cell office:value-type="time" office:time-value="PT302H00M00S" calcext:value-type="time">
            <text:p>02:00 PM</text:p>
          </table:table-cell>
          <table:table-cell table:formula="of:=[.B47]" office:value-type="date" office:date-value="2023-10-02" calcext:value-type="date">
            <text:p>10/02/2023</text:p>
          </table:table-cell>
          <table:table-cell office:value-type="time" office:time-value="PT305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46]+7" office:value-type="date" office:date-value="2023-10-04" calcext:value-type="date">
            <text:p>10/04/23</text:p>
          </table:table-cell>
          <table:table-cell office:value-type="time" office:time-value="PT326H00M00S" calcext:value-type="time">
            <text:p>02:00 PM</text:p>
          </table:table-cell>
          <table:table-cell table:formula="of:=[.B48]" office:value-type="date" office:date-value="2023-10-04" calcext:value-type="date">
            <text:p>10/04/2023</text:p>
          </table:table-cell>
          <table:table-cell office:value-type="time" office:time-value="PT329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47]+7" office:value-type="date" office:date-value="2023-10-09" calcext:value-type="date">
            <text:p>10/09/23</text:p>
          </table:table-cell>
          <table:table-cell office:value-type="time" office:time-value="PT350H00M00S" calcext:value-type="time">
            <text:p>02:00 PM</text:p>
          </table:table-cell>
          <table:table-cell table:formula="of:=[.B49]" office:value-type="date" office:date-value="2023-10-09" calcext:value-type="date">
            <text:p>10/09/2023</text:p>
          </table:table-cell>
          <table:table-cell office:value-type="time" office:time-value="PT353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48]+7" office:value-type="date" office:date-value="2023-10-11" calcext:value-type="date">
            <text:p>10/11/23</text:p>
          </table:table-cell>
          <table:table-cell office:value-type="time" office:time-value="PT374H00M00S" calcext:value-type="time">
            <text:p>02:00 PM</text:p>
          </table:table-cell>
          <table:table-cell table:formula="of:=[.B50]" office:value-type="date" office:date-value="2023-10-11" calcext:value-type="date">
            <text:p>10/11/2023</text:p>
          </table:table-cell>
          <table:table-cell office:value-type="time" office:time-value="PT377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49]+7" office:value-type="date" office:date-value="2023-10-16" calcext:value-type="date">
            <text:p>10/16/23</text:p>
          </table:table-cell>
          <table:table-cell office:value-type="time" office:time-value="PT398H00M00S" calcext:value-type="time">
            <text:p>02:00 PM</text:p>
          </table:table-cell>
          <table:table-cell table:formula="of:=[.B51]" office:value-type="date" office:date-value="2023-10-16" calcext:value-type="date">
            <text:p>10/16/2023</text:p>
          </table:table-cell>
          <table:table-cell office:value-type="time" office:time-value="PT401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50]+7" office:value-type="date" office:date-value="2023-10-18" calcext:value-type="date">
            <text:p>10/18/23</text:p>
          </table:table-cell>
          <table:table-cell office:value-type="time" office:time-value="PT422H00M00S" calcext:value-type="time">
            <text:p>02:00 PM</text:p>
          </table:table-cell>
          <table:table-cell table:formula="of:=[.B52]" office:value-type="date" office:date-value="2023-10-18" calcext:value-type="date">
            <text:p>10/18/2023</text:p>
          </table:table-cell>
          <table:table-cell office:value-type="time" office:time-value="PT425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51]+7" office:value-type="date" office:date-value="2023-10-23" calcext:value-type="date">
            <text:p>10/23/23</text:p>
          </table:table-cell>
          <table:table-cell office:value-type="time" office:time-value="PT446H00M00S" calcext:value-type="time">
            <text:p>02:00 PM</text:p>
          </table:table-cell>
          <table:table-cell table:formula="of:=[.B53]" office:value-type="date" office:date-value="2023-10-23" calcext:value-type="date">
            <text:p>10/23/2023</text:p>
          </table:table-cell>
          <table:table-cell office:value-type="time" office:time-value="PT449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52]+7" office:value-type="date" office:date-value="2023-10-25" calcext:value-type="date">
            <text:p>10/25/23</text:p>
          </table:table-cell>
          <table:table-cell office:value-type="time" office:time-value="PT470H00M00S" calcext:value-type="time">
            <text:p>02:00 PM</text:p>
          </table:table-cell>
          <table:table-cell table:formula="of:=[.B54]" office:value-type="date" office:date-value="2023-10-25" calcext:value-type="date">
            <text:p>10/25/2023</text:p>
          </table:table-cell>
          <table:table-cell office:value-type="time" office:time-value="PT473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53]+7" office:value-type="date" office:date-value="2023-10-30" calcext:value-type="date">
            <text:p>10/30/23</text:p>
          </table:table-cell>
          <table:table-cell office:value-type="time" office:time-value="PT494H00M00S" calcext:value-type="time">
            <text:p>02:00 PM</text:p>
          </table:table-cell>
          <table:table-cell table:formula="of:=[.B55]" office:value-type="date" office:date-value="2023-10-30" calcext:value-type="date">
            <text:p>10/30/2023</text:p>
          </table:table-cell>
          <table:table-cell office:value-type="time" office:time-value="PT497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54]+7" office:value-type="date" office:date-value="2023-11-01" calcext:value-type="date">
            <text:p>11/01/23</text:p>
          </table:table-cell>
          <table:table-cell office:value-type="time" office:time-value="PT518H00M00S" calcext:value-type="time">
            <text:p>02:00 PM</text:p>
          </table:table-cell>
          <table:table-cell table:formula="of:=[.B56]" office:value-type="date" office:date-value="2023-11-01" calcext:value-type="date">
            <text:p>11/01/2023</text:p>
          </table:table-cell>
          <table:table-cell office:value-type="time" office:time-value="PT521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55]+7" office:value-type="date" office:date-value="2023-11-06" calcext:value-type="date">
            <text:p>11/06/23</text:p>
          </table:table-cell>
          <table:table-cell office:value-type="time" office:time-value="PT542H00M00S" calcext:value-type="time">
            <text:p>02:00 PM</text:p>
          </table:table-cell>
          <table:table-cell table:formula="of:=[.B57]" office:value-type="date" office:date-value="2023-11-06" calcext:value-type="date">
            <text:p>11/06/2023</text:p>
          </table:table-cell>
          <table:table-cell office:value-type="time" office:time-value="PT545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56]+7" office:value-type="date" office:date-value="2023-11-08" calcext:value-type="date">
            <text:p>11/08/23</text:p>
          </table:table-cell>
          <table:table-cell office:value-type="time" office:time-value="PT566H00M00S" calcext:value-type="time">
            <text:p>02:00 PM</text:p>
          </table:table-cell>
          <table:table-cell table:formula="of:=[.B58]" office:value-type="date" office:date-value="2023-11-08" calcext:value-type="date">
            <text:p>11/08/2023</text:p>
          </table:table-cell>
          <table:table-cell office:value-type="time" office:time-value="PT569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57]+7" office:value-type="date" office:date-value="2023-11-13" calcext:value-type="date">
            <text:p>11/13/23</text:p>
          </table:table-cell>
          <table:table-cell office:value-type="time" office:time-value="PT590H00M00S" calcext:value-type="time">
            <text:p>02:00 PM</text:p>
          </table:table-cell>
          <table:table-cell table:formula="of:=[.B59]" office:value-type="date" office:date-value="2023-11-13" calcext:value-type="date">
            <text:p>11/13/2023</text:p>
          </table:table-cell>
          <table:table-cell office:value-type="time" office:time-value="PT593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58]+7" office:value-type="date" office:date-value="2023-11-15" calcext:value-type="date">
            <text:p>11/15/23</text:p>
          </table:table-cell>
          <table:table-cell office:value-type="time" office:time-value="PT614H00M00S" calcext:value-type="time">
            <text:p>02:00 PM</text:p>
          </table:table-cell>
          <table:table-cell table:formula="of:=[.B60]" office:value-type="date" office:date-value="2023-11-15" calcext:value-type="date">
            <text:p>11/15/2023</text:p>
          </table:table-cell>
          <table:table-cell office:value-type="time" office:time-value="PT617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59]+7" office:value-type="date" office:date-value="2023-11-20" calcext:value-type="date">
            <text:p>11/20/23</text:p>
          </table:table-cell>
          <table:table-cell office:value-type="time" office:time-value="PT638H00M00S" calcext:value-type="time">
            <text:p>02:00 PM</text:p>
          </table:table-cell>
          <table:table-cell table:formula="of:=[.B61]" office:value-type="date" office:date-value="2023-11-20" calcext:value-type="date">
            <text:p>11/20/2023</text:p>
          </table:table-cell>
          <table:table-cell office:value-type="time" office:time-value="PT641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60]+7" office:value-type="date" office:date-value="2023-11-22" calcext:value-type="date">
            <text:p>11/22/23</text:p>
          </table:table-cell>
          <table:table-cell office:value-type="time" office:time-value="PT662H00M00S" calcext:value-type="time">
            <text:p>02:00 PM</text:p>
          </table:table-cell>
          <table:table-cell table:formula="of:=[.B62]" office:value-type="date" office:date-value="2023-11-22" calcext:value-type="date">
            <text:p>11/22/2023</text:p>
          </table:table-cell>
          <table:table-cell office:value-type="time" office:time-value="PT665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61]+7" office:value-type="date" office:date-value="2023-11-27" calcext:value-type="date">
            <text:p>11/27/23</text:p>
          </table:table-cell>
          <table:table-cell office:value-type="time" office:time-value="PT686H00M00S" calcext:value-type="time">
            <text:p>02:00 PM</text:p>
          </table:table-cell>
          <table:table-cell table:formula="of:=[.B63]" office:value-type="date" office:date-value="2023-11-27" calcext:value-type="date">
            <text:p>11/27/2023</text:p>
          </table:table-cell>
          <table:table-cell office:value-type="time" office:time-value="PT689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62]+7" office:value-type="date" office:date-value="2023-11-29" calcext:value-type="date">
            <text:p>11/29/23</text:p>
          </table:table-cell>
          <table:table-cell office:value-type="time" office:time-value="PT710H00M00S" calcext:value-type="time">
            <text:p>02:00 PM</text:p>
          </table:table-cell>
          <table:table-cell table:formula="of:=[.B64]" office:value-type="date" office:date-value="2023-11-29" calcext:value-type="date">
            <text:p>11/29/2023</text:p>
          </table:table-cell>
          <table:table-cell office:value-type="time" office:time-value="PT713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63]+7" office:value-type="date" office:date-value="2023-12-04" calcext:value-type="date">
            <text:p>12/04/23</text:p>
          </table:table-cell>
          <table:table-cell office:value-type="time" office:time-value="PT734H00M00S" calcext:value-type="time">
            <text:p>02:00 PM</text:p>
          </table:table-cell>
          <table:table-cell table:formula="of:=[.B65]" office:value-type="date" office:date-value="2023-12-04" calcext:value-type="date">
            <text:p>12/04/2023</text:p>
          </table:table-cell>
          <table:table-cell office:value-type="time" office:time-value="PT737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64]+7" office:value-type="date" office:date-value="2023-12-06" calcext:value-type="date">
            <text:p>12/06/23</text:p>
          </table:table-cell>
          <table:table-cell office:value-type="time" office:time-value="PT758H00M00S" calcext:value-type="time">
            <text:p>02:00 PM</text:p>
          </table:table-cell>
          <table:table-cell table:formula="of:=[.B66]" office:value-type="date" office:date-value="2023-12-06" calcext:value-type="date">
            <text:p>12/06/2023</text:p>
          </table:table-cell>
          <table:table-cell office:value-type="time" office:time-value="PT761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65]+7" office:value-type="date" office:date-value="2023-12-11" calcext:value-type="date">
            <text:p>12/11/23</text:p>
          </table:table-cell>
          <table:table-cell office:value-type="time" office:time-value="PT782H00M00S" calcext:value-type="time">
            <text:p>02:00 PM</text:p>
          </table:table-cell>
          <table:table-cell table:formula="of:=[.B67]" office:value-type="date" office:date-value="2023-12-11" calcext:value-type="date">
            <text:p>12/11/2023</text:p>
          </table:table-cell>
          <table:table-cell office:value-type="time" office:time-value="PT785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Office hours</text:p>
          </table:table-cell>
          <table:table-cell table:style-name="ce2" table:formula="of:=[.B66]+7" office:value-type="date" office:date-value="2023-12-13" calcext:value-type="date">
            <text:p>12/13/23</text:p>
          </table:table-cell>
          <table:table-cell office:value-type="time" office:time-value="PT806H00M00S" calcext:value-type="time">
            <text:p>02:00 PM</text:p>
          </table:table-cell>
          <table:table-cell table:formula="of:=[.B68]" office:value-type="date" office:date-value="2023-12-13" calcext:value-type="date">
            <text:p>12/13/2023</text:p>
          </table:table-cell>
          <table:table-cell office:value-type="time" office:time-value="PT809H00M00S" calcext:value-type="time">
            <text:p>05:0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office:value-type="date" office:date-value="2023-08-20" calcext:value-type="date">
            <text:p>08/20/2023</text:p>
          </table:table-cell>
          <table:table-cell office:value-type="time" office:time-value="PT13H40M00S" calcext:value-type="time">
            <text:p>01:40 PM</text:p>
          </table:table-cell>
          <table:table-cell table:formula="of:=[.B69]" office:value-type="date" office:date-value="2023-08-20" calcext:value-type="date">
            <text:p>08/20/2023</text:p>
          </table:table-cell>
          <table:table-cell office:value-type="time" office:time-value="PT15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office:value-type="date" office:date-value="2023-08-22" calcext:value-type="date">
            <text:p>08/22/2023</text:p>
          </table:table-cell>
          <table:table-cell office:value-type="time" office:time-value="PT37H40M00S" calcext:value-type="time">
            <text:p>01:40 PM</text:p>
          </table:table-cell>
          <table:table-cell table:formula="of:=[.B70]" office:value-type="date" office:date-value="2023-08-22" calcext:value-type="date">
            <text:p>08/22/2023</text:p>
          </table:table-cell>
          <table:table-cell office:value-type="time" office:time-value="PT39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69]+7" office:value-type="date" office:date-value="2023-08-27" calcext:value-type="date">
            <text:p>08/27/2023</text:p>
          </table:table-cell>
          <table:table-cell office:value-type="time" office:time-value="PT61H40M00S" calcext:value-type="time">
            <text:p>01:40 PM</text:p>
          </table:table-cell>
          <table:table-cell table:formula="of:=[.B71]" office:value-type="date" office:date-value="2023-08-27" calcext:value-type="date">
            <text:p>08/27/2023</text:p>
          </table:table-cell>
          <table:table-cell office:value-type="time" office:time-value="PT63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70]+7" office:value-type="date" office:date-value="2023-08-29" calcext:value-type="date">
            <text:p>08/29/2023</text:p>
          </table:table-cell>
          <table:table-cell office:value-type="time" office:time-value="PT85H40M00S" calcext:value-type="time">
            <text:p>01:40 PM</text:p>
          </table:table-cell>
          <table:table-cell table:formula="of:=[.B72]" office:value-type="date" office:date-value="2023-08-29" calcext:value-type="date">
            <text:p>08/29/2023</text:p>
          </table:table-cell>
          <table:table-cell office:value-type="time" office:time-value="PT87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71]+7" office:value-type="date" office:date-value="2023-09-03" calcext:value-type="date">
            <text:p>09/03/2023</text:p>
          </table:table-cell>
          <table:table-cell office:value-type="time" office:time-value="PT109H40M00S" calcext:value-type="time">
            <text:p>01:40 PM</text:p>
          </table:table-cell>
          <table:table-cell table:formula="of:=[.B73]" office:value-type="date" office:date-value="2023-09-03" calcext:value-type="date">
            <text:p>09/03/2023</text:p>
          </table:table-cell>
          <table:table-cell office:value-type="time" office:time-value="PT111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72]+7" office:value-type="date" office:date-value="2023-09-05" calcext:value-type="date">
            <text:p>09/05/2023</text:p>
          </table:table-cell>
          <table:table-cell office:value-type="time" office:time-value="PT133H40M00S" calcext:value-type="time">
            <text:p>01:40 PM</text:p>
          </table:table-cell>
          <table:table-cell table:formula="of:=[.B74]" office:value-type="date" office:date-value="2023-09-05" calcext:value-type="date">
            <text:p>09/05/2023</text:p>
          </table:table-cell>
          <table:table-cell office:value-type="time" office:time-value="PT135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73]+7" office:value-type="date" office:date-value="2023-09-10" calcext:value-type="date">
            <text:p>09/10/2023</text:p>
          </table:table-cell>
          <table:table-cell office:value-type="time" office:time-value="PT157H40M00S" calcext:value-type="time">
            <text:p>01:40 PM</text:p>
          </table:table-cell>
          <table:table-cell table:formula="of:=[.B75]" office:value-type="date" office:date-value="2023-09-10" calcext:value-type="date">
            <text:p>09/10/2023</text:p>
          </table:table-cell>
          <table:table-cell office:value-type="time" office:time-value="PT159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74]+7" office:value-type="date" office:date-value="2023-09-12" calcext:value-type="date">
            <text:p>09/12/2023</text:p>
          </table:table-cell>
          <table:table-cell office:value-type="time" office:time-value="PT181H40M00S" calcext:value-type="time">
            <text:p>01:40 PM</text:p>
          </table:table-cell>
          <table:table-cell table:formula="of:=[.B76]" office:value-type="date" office:date-value="2023-09-12" calcext:value-type="date">
            <text:p>09/12/2023</text:p>
          </table:table-cell>
          <table:table-cell office:value-type="time" office:time-value="PT183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75]+7" office:value-type="date" office:date-value="2023-09-17" calcext:value-type="date">
            <text:p>09/17/2023</text:p>
          </table:table-cell>
          <table:table-cell office:value-type="time" office:time-value="PT205H40M00S" calcext:value-type="time">
            <text:p>01:40 PM</text:p>
          </table:table-cell>
          <table:table-cell table:formula="of:=[.B77]" office:value-type="date" office:date-value="2023-09-17" calcext:value-type="date">
            <text:p>09/17/2023</text:p>
          </table:table-cell>
          <table:table-cell office:value-type="time" office:time-value="PT207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76]+7" office:value-type="date" office:date-value="2023-09-19" calcext:value-type="date">
            <text:p>09/19/2023</text:p>
          </table:table-cell>
          <table:table-cell office:value-type="time" office:time-value="PT229H40M00S" calcext:value-type="time">
            <text:p>01:40 PM</text:p>
          </table:table-cell>
          <table:table-cell table:formula="of:=[.B78]" office:value-type="date" office:date-value="2023-09-19" calcext:value-type="date">
            <text:p>09/19/2023</text:p>
          </table:table-cell>
          <table:table-cell office:value-type="time" office:time-value="PT231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77]+7" office:value-type="date" office:date-value="2023-09-24" calcext:value-type="date">
            <text:p>09/24/2023</text:p>
          </table:table-cell>
          <table:table-cell office:value-type="time" office:time-value="PT253H40M00S" calcext:value-type="time">
            <text:p>01:40 PM</text:p>
          </table:table-cell>
          <table:table-cell table:formula="of:=[.B79]" office:value-type="date" office:date-value="2023-09-24" calcext:value-type="date">
            <text:p>09/24/2023</text:p>
          </table:table-cell>
          <table:table-cell office:value-type="time" office:time-value="PT255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78]+7" office:value-type="date" office:date-value="2023-09-26" calcext:value-type="date">
            <text:p>09/26/2023</text:p>
          </table:table-cell>
          <table:table-cell office:value-type="time" office:time-value="PT277H40M00S" calcext:value-type="time">
            <text:p>01:40 PM</text:p>
          </table:table-cell>
          <table:table-cell table:formula="of:=[.B80]" office:value-type="date" office:date-value="2023-09-26" calcext:value-type="date">
            <text:p>09/26/2023</text:p>
          </table:table-cell>
          <table:table-cell office:value-type="time" office:time-value="PT279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79]+7" office:value-type="date" office:date-value="2023-10-01" calcext:value-type="date">
            <text:p>10/01/2023</text:p>
          </table:table-cell>
          <table:table-cell office:value-type="time" office:time-value="PT301H40M00S" calcext:value-type="time">
            <text:p>01:40 PM</text:p>
          </table:table-cell>
          <table:table-cell table:formula="of:=[.B81]" office:value-type="date" office:date-value="2023-10-01" calcext:value-type="date">
            <text:p>10/01/2023</text:p>
          </table:table-cell>
          <table:table-cell office:value-type="time" office:time-value="PT303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80]+7" office:value-type="date" office:date-value="2023-10-03" calcext:value-type="date">
            <text:p>10/03/2023</text:p>
          </table:table-cell>
          <table:table-cell office:value-type="time" office:time-value="PT325H40M00S" calcext:value-type="time">
            <text:p>01:40 PM</text:p>
          </table:table-cell>
          <table:table-cell table:formula="of:=[.B82]" office:value-type="date" office:date-value="2023-10-03" calcext:value-type="date">
            <text:p>10/03/2023</text:p>
          </table:table-cell>
          <table:table-cell office:value-type="time" office:time-value="PT327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81]+7" office:value-type="date" office:date-value="2023-10-08" calcext:value-type="date">
            <text:p>10/08/2023</text:p>
          </table:table-cell>
          <table:table-cell office:value-type="time" office:time-value="PT349H40M00S" calcext:value-type="time">
            <text:p>01:40 PM</text:p>
          </table:table-cell>
          <table:table-cell table:formula="of:=[.B83]" office:value-type="date" office:date-value="2023-10-08" calcext:value-type="date">
            <text:p>10/08/2023</text:p>
          </table:table-cell>
          <table:table-cell office:value-type="time" office:time-value="PT351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82]+7" office:value-type="date" office:date-value="2023-10-10" calcext:value-type="date">
            <text:p>10/10/2023</text:p>
          </table:table-cell>
          <table:table-cell office:value-type="time" office:time-value="PT373H40M00S" calcext:value-type="time">
            <text:p>01:40 PM</text:p>
          </table:table-cell>
          <table:table-cell table:formula="of:=[.B84]" office:value-type="date" office:date-value="2023-10-10" calcext:value-type="date">
            <text:p>10/10/2023</text:p>
          </table:table-cell>
          <table:table-cell office:value-type="time" office:time-value="PT375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83]+7" office:value-type="date" office:date-value="2023-10-15" calcext:value-type="date">
            <text:p>10/15/2023</text:p>
          </table:table-cell>
          <table:table-cell office:value-type="time" office:time-value="PT397H40M00S" calcext:value-type="time">
            <text:p>01:40 PM</text:p>
          </table:table-cell>
          <table:table-cell table:formula="of:=[.B85]" office:value-type="date" office:date-value="2023-10-15" calcext:value-type="date">
            <text:p>10/15/2023</text:p>
          </table:table-cell>
          <table:table-cell office:value-type="time" office:time-value="PT399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84]+7" office:value-type="date" office:date-value="2023-10-17" calcext:value-type="date">
            <text:p>10/17/2023</text:p>
          </table:table-cell>
          <table:table-cell office:value-type="time" office:time-value="PT421H40M00S" calcext:value-type="time">
            <text:p>01:40 PM</text:p>
          </table:table-cell>
          <table:table-cell table:formula="of:=[.B86]" office:value-type="date" office:date-value="2023-10-17" calcext:value-type="date">
            <text:p>10/17/2023</text:p>
          </table:table-cell>
          <table:table-cell office:value-type="time" office:time-value="PT423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85]+7" office:value-type="date" office:date-value="2023-10-22" calcext:value-type="date">
            <text:p>10/22/2023</text:p>
          </table:table-cell>
          <table:table-cell office:value-type="time" office:time-value="PT445H40M00S" calcext:value-type="time">
            <text:p>01:40 PM</text:p>
          </table:table-cell>
          <table:table-cell table:formula="of:=[.B87]" office:value-type="date" office:date-value="2023-10-22" calcext:value-type="date">
            <text:p>10/22/2023</text:p>
          </table:table-cell>
          <table:table-cell office:value-type="time" office:time-value="PT447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86]+7" office:value-type="date" office:date-value="2023-10-24" calcext:value-type="date">
            <text:p>10/24/2023</text:p>
          </table:table-cell>
          <table:table-cell office:value-type="time" office:time-value="PT469H40M00S" calcext:value-type="time">
            <text:p>01:40 PM</text:p>
          </table:table-cell>
          <table:table-cell table:formula="of:=[.B88]" office:value-type="date" office:date-value="2023-10-24" calcext:value-type="date">
            <text:p>10/24/2023</text:p>
          </table:table-cell>
          <table:table-cell office:value-type="time" office:time-value="PT471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87]+7" office:value-type="date" office:date-value="2023-10-29" calcext:value-type="date">
            <text:p>10/29/2023</text:p>
          </table:table-cell>
          <table:table-cell office:value-type="time" office:time-value="PT493H40M00S" calcext:value-type="time">
            <text:p>01:40 PM</text:p>
          </table:table-cell>
          <table:table-cell table:formula="of:=[.B89]" office:value-type="date" office:date-value="2023-10-29" calcext:value-type="date">
            <text:p>10/29/2023</text:p>
          </table:table-cell>
          <table:table-cell office:value-type="time" office:time-value="PT495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88]+7" office:value-type="date" office:date-value="2023-10-31" calcext:value-type="date">
            <text:p>10/31/2023</text:p>
          </table:table-cell>
          <table:table-cell office:value-type="time" office:time-value="PT517H40M00S" calcext:value-type="time">
            <text:p>01:40 PM</text:p>
          </table:table-cell>
          <table:table-cell table:formula="of:=[.B90]" office:value-type="date" office:date-value="2023-10-31" calcext:value-type="date">
            <text:p>10/31/2023</text:p>
          </table:table-cell>
          <table:table-cell office:value-type="time" office:time-value="PT519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89]+7" office:value-type="date" office:date-value="2023-11-05" calcext:value-type="date">
            <text:p>11/05/2023</text:p>
          </table:table-cell>
          <table:table-cell office:value-type="time" office:time-value="PT541H40M00S" calcext:value-type="time">
            <text:p>01:40 PM</text:p>
          </table:table-cell>
          <table:table-cell table:formula="of:=[.B91]" office:value-type="date" office:date-value="2023-11-05" calcext:value-type="date">
            <text:p>11/05/2023</text:p>
          </table:table-cell>
          <table:table-cell office:value-type="time" office:time-value="PT543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90]+7" office:value-type="date" office:date-value="2023-11-07" calcext:value-type="date">
            <text:p>11/07/2023</text:p>
          </table:table-cell>
          <table:table-cell office:value-type="time" office:time-value="PT565H40M00S" calcext:value-type="time">
            <text:p>01:40 PM</text:p>
          </table:table-cell>
          <table:table-cell table:formula="of:=[.B92]" office:value-type="date" office:date-value="2023-11-07" calcext:value-type="date">
            <text:p>11/07/2023</text:p>
          </table:table-cell>
          <table:table-cell office:value-type="time" office:time-value="PT567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91]+7" office:value-type="date" office:date-value="2023-11-12" calcext:value-type="date">
            <text:p>11/12/2023</text:p>
          </table:table-cell>
          <table:table-cell office:value-type="time" office:time-value="PT589H40M00S" calcext:value-type="time">
            <text:p>01:40 PM</text:p>
          </table:table-cell>
          <table:table-cell table:formula="of:=[.B93]" office:value-type="date" office:date-value="2023-11-12" calcext:value-type="date">
            <text:p>11/12/2023</text:p>
          </table:table-cell>
          <table:table-cell office:value-type="time" office:time-value="PT591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92]+7" office:value-type="date" office:date-value="2023-11-14" calcext:value-type="date">
            <text:p>11/14/2023</text:p>
          </table:table-cell>
          <table:table-cell office:value-type="time" office:time-value="PT613H40M00S" calcext:value-type="time">
            <text:p>01:40 PM</text:p>
          </table:table-cell>
          <table:table-cell table:formula="of:=[.B94]" office:value-type="date" office:date-value="2023-11-14" calcext:value-type="date">
            <text:p>11/14/2023</text:p>
          </table:table-cell>
          <table:table-cell office:value-type="time" office:time-value="PT615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93]+7" office:value-type="date" office:date-value="2023-11-19" calcext:value-type="date">
            <text:p>11/19/2023</text:p>
          </table:table-cell>
          <table:table-cell office:value-type="time" office:time-value="PT637H40M00S" calcext:value-type="time">
            <text:p>01:40 PM</text:p>
          </table:table-cell>
          <table:table-cell table:formula="of:=[.B95]" office:value-type="date" office:date-value="2023-11-19" calcext:value-type="date">
            <text:p>11/19/2023</text:p>
          </table:table-cell>
          <table:table-cell office:value-type="time" office:time-value="PT639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94]+7" office:value-type="date" office:date-value="2023-11-21" calcext:value-type="date">
            <text:p>11/21/2023</text:p>
          </table:table-cell>
          <table:table-cell office:value-type="time" office:time-value="PT661H40M00S" calcext:value-type="time">
            <text:p>01:40 PM</text:p>
          </table:table-cell>
          <table:table-cell table:formula="of:=[.B96]" office:value-type="date" office:date-value="2023-11-21" calcext:value-type="date">
            <text:p>11/21/2023</text:p>
          </table:table-cell>
          <table:table-cell office:value-type="time" office:time-value="PT663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95]+7" office:value-type="date" office:date-value="2023-11-26" calcext:value-type="date">
            <text:p>11/26/2023</text:p>
          </table:table-cell>
          <table:table-cell office:value-type="time" office:time-value="PT685H40M00S" calcext:value-type="time">
            <text:p>01:40 PM</text:p>
          </table:table-cell>
          <table:table-cell table:formula="of:=[.B97]" office:value-type="date" office:date-value="2023-11-26" calcext:value-type="date">
            <text:p>11/26/2023</text:p>
          </table:table-cell>
          <table:table-cell office:value-type="time" office:time-value="PT687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96]+7" office:value-type="date" office:date-value="2023-11-28" calcext:value-type="date">
            <text:p>11/28/2023</text:p>
          </table:table-cell>
          <table:table-cell office:value-type="time" office:time-value="PT709H40M00S" calcext:value-type="time">
            <text:p>01:40 PM</text:p>
          </table:table-cell>
          <table:table-cell table:formula="of:=[.B98]" office:value-type="date" office:date-value="2023-11-28" calcext:value-type="date">
            <text:p>11/28/2023</text:p>
          </table:table-cell>
          <table:table-cell office:value-type="time" office:time-value="PT711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97]+7" office:value-type="date" office:date-value="2023-12-03" calcext:value-type="date">
            <text:p>12/03/2023</text:p>
          </table:table-cell>
          <table:table-cell office:value-type="time" office:time-value="PT733H40M00S" calcext:value-type="time">
            <text:p>01:40 PM</text:p>
          </table:table-cell>
          <table:table-cell table:formula="of:=[.B99]" office:value-type="date" office:date-value="2023-12-03" calcext:value-type="date">
            <text:p>12/03/2023</text:p>
          </table:table-cell>
          <table:table-cell office:value-type="time" office:time-value="PT735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500 IPE</text:p>
          </table:table-cell>
          <table:table-cell table:formula="of:=[.B98]+7" office:value-type="date" office:date-value="2023-12-05" calcext:value-type="date">
            <text:p>12/05/2023</text:p>
          </table:table-cell>
          <table:table-cell office:value-type="time" office:time-value="PT757H40M00S" calcext:value-type="time">
            <text:p>01:40 PM</text:p>
          </table:table-cell>
          <table:table-cell table:formula="of:=[.B100]" office:value-type="date" office:date-value="2023-12-05" calcext:value-type="date">
            <text:p>12/05/2023</text:p>
          </table:table-cell>
          <table:table-cell office:value-type="time" office:time-value="PT759H20M00S" calcext:value-type="time">
            <text:p>03:2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office:value-type="date" office:date-value="2023-08-20" calcext:value-type="date">
            <text:p>08/20/2023</text:p>
          </table:table-cell>
          <table:table-cell office:value-type="time" office:time-value="PT15H30M00S" calcext:value-type="time">
            <text:p>03:30 PM</text:p>
          </table:table-cell>
          <table:table-cell table:formula="of:=[.B101]" office:value-type="date" office:date-value="2023-08-20" calcext:value-type="date">
            <text:p>08/20/2023</text:p>
          </table:table-cell>
          <table:table-cell office:value-type="time" office:time-value="PT17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office:value-type="date" office:date-value="2023-08-22" calcext:value-type="date">
            <text:p>08/22/2023</text:p>
          </table:table-cell>
          <table:table-cell office:value-type="time" office:time-value="PT39H30M00S" calcext:value-type="time">
            <text:p>03:30 PM</text:p>
          </table:table-cell>
          <table:table-cell table:formula="of:=[.B102]" office:value-type="date" office:date-value="2023-08-22" calcext:value-type="date">
            <text:p>08/22/2023</text:p>
          </table:table-cell>
          <table:table-cell office:value-type="time" office:time-value="PT41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01]+7" office:value-type="date" office:date-value="2023-08-27" calcext:value-type="date">
            <text:p>08/27/2023</text:p>
          </table:table-cell>
          <table:table-cell office:value-type="time" office:time-value="PT63H30M00S" calcext:value-type="time">
            <text:p>03:30 PM</text:p>
          </table:table-cell>
          <table:table-cell table:formula="of:=[.B103]" office:value-type="date" office:date-value="2023-08-27" calcext:value-type="date">
            <text:p>08/27/2023</text:p>
          </table:table-cell>
          <table:table-cell office:value-type="time" office:time-value="PT65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02]+7" office:value-type="date" office:date-value="2023-08-29" calcext:value-type="date">
            <text:p>08/29/2023</text:p>
          </table:table-cell>
          <table:table-cell office:value-type="time" office:time-value="PT87H30M00S" calcext:value-type="time">
            <text:p>03:30 PM</text:p>
          </table:table-cell>
          <table:table-cell table:formula="of:=[.B104]" office:value-type="date" office:date-value="2023-08-29" calcext:value-type="date">
            <text:p>08/29/2023</text:p>
          </table:table-cell>
          <table:table-cell office:value-type="time" office:time-value="PT89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03]+7" office:value-type="date" office:date-value="2023-09-03" calcext:value-type="date">
            <text:p>09/03/2023</text:p>
          </table:table-cell>
          <table:table-cell office:value-type="time" office:time-value="PT111H30M00S" calcext:value-type="time">
            <text:p>03:30 PM</text:p>
          </table:table-cell>
          <table:table-cell table:formula="of:=[.B105]" office:value-type="date" office:date-value="2023-09-03" calcext:value-type="date">
            <text:p>09/03/2023</text:p>
          </table:table-cell>
          <table:table-cell office:value-type="time" office:time-value="PT113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04]+7" office:value-type="date" office:date-value="2023-09-05" calcext:value-type="date">
            <text:p>09/05/2023</text:p>
          </table:table-cell>
          <table:table-cell office:value-type="time" office:time-value="PT135H30M00S" calcext:value-type="time">
            <text:p>03:30 PM</text:p>
          </table:table-cell>
          <table:table-cell table:formula="of:=[.B106]" office:value-type="date" office:date-value="2023-09-05" calcext:value-type="date">
            <text:p>09/05/2023</text:p>
          </table:table-cell>
          <table:table-cell office:value-type="time" office:time-value="PT137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05]+7" office:value-type="date" office:date-value="2023-09-10" calcext:value-type="date">
            <text:p>09/10/2023</text:p>
          </table:table-cell>
          <table:table-cell office:value-type="time" office:time-value="PT159H30M00S" calcext:value-type="time">
            <text:p>03:30 PM</text:p>
          </table:table-cell>
          <table:table-cell table:formula="of:=[.B107]" office:value-type="date" office:date-value="2023-09-10" calcext:value-type="date">
            <text:p>09/10/2023</text:p>
          </table:table-cell>
          <table:table-cell office:value-type="time" office:time-value="PT161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06]+7" office:value-type="date" office:date-value="2023-09-12" calcext:value-type="date">
            <text:p>09/12/2023</text:p>
          </table:table-cell>
          <table:table-cell office:value-type="time" office:time-value="PT183H30M00S" calcext:value-type="time">
            <text:p>03:30 PM</text:p>
          </table:table-cell>
          <table:table-cell table:formula="of:=[.B108]" office:value-type="date" office:date-value="2023-09-12" calcext:value-type="date">
            <text:p>09/12/2023</text:p>
          </table:table-cell>
          <table:table-cell office:value-type="time" office:time-value="PT185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07]+7" office:value-type="date" office:date-value="2023-09-17" calcext:value-type="date">
            <text:p>09/17/2023</text:p>
          </table:table-cell>
          <table:table-cell office:value-type="time" office:time-value="PT207H30M00S" calcext:value-type="time">
            <text:p>03:30 PM</text:p>
          </table:table-cell>
          <table:table-cell table:formula="of:=[.B109]" office:value-type="date" office:date-value="2023-09-17" calcext:value-type="date">
            <text:p>09/17/2023</text:p>
          </table:table-cell>
          <table:table-cell office:value-type="time" office:time-value="PT209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08]+7" office:value-type="date" office:date-value="2023-09-19" calcext:value-type="date">
            <text:p>09/19/2023</text:p>
          </table:table-cell>
          <table:table-cell office:value-type="time" office:time-value="PT231H30M00S" calcext:value-type="time">
            <text:p>03:30 PM</text:p>
          </table:table-cell>
          <table:table-cell table:formula="of:=[.B110]" office:value-type="date" office:date-value="2023-09-19" calcext:value-type="date">
            <text:p>09/19/2023</text:p>
          </table:table-cell>
          <table:table-cell office:value-type="time" office:time-value="PT233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09]+7" office:value-type="date" office:date-value="2023-09-24" calcext:value-type="date">
            <text:p>09/24/2023</text:p>
          </table:table-cell>
          <table:table-cell office:value-type="time" office:time-value="PT255H30M00S" calcext:value-type="time">
            <text:p>03:30 PM</text:p>
          </table:table-cell>
          <table:table-cell table:formula="of:=[.B111]" office:value-type="date" office:date-value="2023-09-24" calcext:value-type="date">
            <text:p>09/24/2023</text:p>
          </table:table-cell>
          <table:table-cell office:value-type="time" office:time-value="PT257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10]+7" office:value-type="date" office:date-value="2023-09-26" calcext:value-type="date">
            <text:p>09/26/2023</text:p>
          </table:table-cell>
          <table:table-cell office:value-type="time" office:time-value="PT279H30M00S" calcext:value-type="time">
            <text:p>03:30 PM</text:p>
          </table:table-cell>
          <table:table-cell table:formula="of:=[.B112]" office:value-type="date" office:date-value="2023-09-26" calcext:value-type="date">
            <text:p>09/26/2023</text:p>
          </table:table-cell>
          <table:table-cell office:value-type="time" office:time-value="PT281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11]+7" office:value-type="date" office:date-value="2023-10-01" calcext:value-type="date">
            <text:p>10/01/2023</text:p>
          </table:table-cell>
          <table:table-cell office:value-type="time" office:time-value="PT303H30M00S" calcext:value-type="time">
            <text:p>03:30 PM</text:p>
          </table:table-cell>
          <table:table-cell table:formula="of:=[.B113]" office:value-type="date" office:date-value="2023-10-01" calcext:value-type="date">
            <text:p>10/01/2023</text:p>
          </table:table-cell>
          <table:table-cell office:value-type="time" office:time-value="PT305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12]+7" office:value-type="date" office:date-value="2023-10-03" calcext:value-type="date">
            <text:p>10/03/2023</text:p>
          </table:table-cell>
          <table:table-cell office:value-type="time" office:time-value="PT327H30M00S" calcext:value-type="time">
            <text:p>03:30 PM</text:p>
          </table:table-cell>
          <table:table-cell table:formula="of:=[.B114]" office:value-type="date" office:date-value="2023-10-03" calcext:value-type="date">
            <text:p>10/03/2023</text:p>
          </table:table-cell>
          <table:table-cell office:value-type="time" office:time-value="PT329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13]+7" office:value-type="date" office:date-value="2023-10-08" calcext:value-type="date">
            <text:p>10/08/2023</text:p>
          </table:table-cell>
          <table:table-cell office:value-type="time" office:time-value="PT351H30M00S" calcext:value-type="time">
            <text:p>03:30 PM</text:p>
          </table:table-cell>
          <table:table-cell table:formula="of:=[.B115]" office:value-type="date" office:date-value="2023-10-08" calcext:value-type="date">
            <text:p>10/08/2023</text:p>
          </table:table-cell>
          <table:table-cell office:value-type="time" office:time-value="PT353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14]+7" office:value-type="date" office:date-value="2023-10-10" calcext:value-type="date">
            <text:p>10/10/2023</text:p>
          </table:table-cell>
          <table:table-cell office:value-type="time" office:time-value="PT375H30M00S" calcext:value-type="time">
            <text:p>03:30 PM</text:p>
          </table:table-cell>
          <table:table-cell table:formula="of:=[.B116]" office:value-type="date" office:date-value="2023-10-10" calcext:value-type="date">
            <text:p>10/10/2023</text:p>
          </table:table-cell>
          <table:table-cell office:value-type="time" office:time-value="PT377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15]+7" office:value-type="date" office:date-value="2023-10-15" calcext:value-type="date">
            <text:p>10/15/2023</text:p>
          </table:table-cell>
          <table:table-cell office:value-type="time" office:time-value="PT399H30M00S" calcext:value-type="time">
            <text:p>03:30 PM</text:p>
          </table:table-cell>
          <table:table-cell table:formula="of:=[.B117]" office:value-type="date" office:date-value="2023-10-15" calcext:value-type="date">
            <text:p>10/15/2023</text:p>
          </table:table-cell>
          <table:table-cell office:value-type="time" office:time-value="PT401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16]+7" office:value-type="date" office:date-value="2023-10-17" calcext:value-type="date">
            <text:p>10/17/2023</text:p>
          </table:table-cell>
          <table:table-cell office:value-type="time" office:time-value="PT423H30M00S" calcext:value-type="time">
            <text:p>03:30 PM</text:p>
          </table:table-cell>
          <table:table-cell table:formula="of:=[.B118]" office:value-type="date" office:date-value="2023-10-17" calcext:value-type="date">
            <text:p>10/17/2023</text:p>
          </table:table-cell>
          <table:table-cell office:value-type="time" office:time-value="PT425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17]+7" office:value-type="date" office:date-value="2023-10-22" calcext:value-type="date">
            <text:p>10/22/2023</text:p>
          </table:table-cell>
          <table:table-cell office:value-type="time" office:time-value="PT447H30M00S" calcext:value-type="time">
            <text:p>03:30 PM</text:p>
          </table:table-cell>
          <table:table-cell table:formula="of:=[.B119]" office:value-type="date" office:date-value="2023-10-22" calcext:value-type="date">
            <text:p>10/22/2023</text:p>
          </table:table-cell>
          <table:table-cell office:value-type="time" office:time-value="PT449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18]+7" office:value-type="date" office:date-value="2023-10-24" calcext:value-type="date">
            <text:p>10/24/2023</text:p>
          </table:table-cell>
          <table:table-cell office:value-type="time" office:time-value="PT471H30M00S" calcext:value-type="time">
            <text:p>03:30 PM</text:p>
          </table:table-cell>
          <table:table-cell table:formula="of:=[.B120]" office:value-type="date" office:date-value="2023-10-24" calcext:value-type="date">
            <text:p>10/24/2023</text:p>
          </table:table-cell>
          <table:table-cell office:value-type="time" office:time-value="PT473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19]+7" office:value-type="date" office:date-value="2023-10-29" calcext:value-type="date">
            <text:p>10/29/2023</text:p>
          </table:table-cell>
          <table:table-cell office:value-type="time" office:time-value="PT495H30M00S" calcext:value-type="time">
            <text:p>03:30 PM</text:p>
          </table:table-cell>
          <table:table-cell table:formula="of:=[.B121]" office:value-type="date" office:date-value="2023-10-29" calcext:value-type="date">
            <text:p>10/29/2023</text:p>
          </table:table-cell>
          <table:table-cell office:value-type="time" office:time-value="PT497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20]+7" office:value-type="date" office:date-value="2023-10-31" calcext:value-type="date">
            <text:p>10/31/2023</text:p>
          </table:table-cell>
          <table:table-cell office:value-type="time" office:time-value="PT519H30M00S" calcext:value-type="time">
            <text:p>03:30 PM</text:p>
          </table:table-cell>
          <table:table-cell table:formula="of:=[.B122]" office:value-type="date" office:date-value="2023-10-31" calcext:value-type="date">
            <text:p>10/31/2023</text:p>
          </table:table-cell>
          <table:table-cell office:value-type="time" office:time-value="PT521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21]+7" office:value-type="date" office:date-value="2023-11-05" calcext:value-type="date">
            <text:p>11/05/2023</text:p>
          </table:table-cell>
          <table:table-cell office:value-type="time" office:time-value="PT543H30M00S" calcext:value-type="time">
            <text:p>03:30 PM</text:p>
          </table:table-cell>
          <table:table-cell table:formula="of:=[.B123]" office:value-type="date" office:date-value="2023-11-05" calcext:value-type="date">
            <text:p>11/05/2023</text:p>
          </table:table-cell>
          <table:table-cell office:value-type="time" office:time-value="PT545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22]+7" office:value-type="date" office:date-value="2023-11-07" calcext:value-type="date">
            <text:p>11/07/2023</text:p>
          </table:table-cell>
          <table:table-cell office:value-type="time" office:time-value="PT567H30M00S" calcext:value-type="time">
            <text:p>03:30 PM</text:p>
          </table:table-cell>
          <table:table-cell table:formula="of:=[.B124]" office:value-type="date" office:date-value="2023-11-07" calcext:value-type="date">
            <text:p>11/07/2023</text:p>
          </table:table-cell>
          <table:table-cell office:value-type="time" office:time-value="PT569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23]+7" office:value-type="date" office:date-value="2023-11-12" calcext:value-type="date">
            <text:p>11/12/2023</text:p>
          </table:table-cell>
          <table:table-cell office:value-type="time" office:time-value="PT591H30M00S" calcext:value-type="time">
            <text:p>03:30 PM</text:p>
          </table:table-cell>
          <table:table-cell table:formula="of:=[.B125]" office:value-type="date" office:date-value="2023-11-12" calcext:value-type="date">
            <text:p>11/12/2023</text:p>
          </table:table-cell>
          <table:table-cell office:value-type="time" office:time-value="PT593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24]+7" office:value-type="date" office:date-value="2023-11-14" calcext:value-type="date">
            <text:p>11/14/2023</text:p>
          </table:table-cell>
          <table:table-cell office:value-type="time" office:time-value="PT615H30M00S" calcext:value-type="time">
            <text:p>03:30 PM</text:p>
          </table:table-cell>
          <table:table-cell table:formula="of:=[.B126]" office:value-type="date" office:date-value="2023-11-14" calcext:value-type="date">
            <text:p>11/14/2023</text:p>
          </table:table-cell>
          <table:table-cell office:value-type="time" office:time-value="PT617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25]+7" office:value-type="date" office:date-value="2023-11-19" calcext:value-type="date">
            <text:p>11/19/2023</text:p>
          </table:table-cell>
          <table:table-cell office:value-type="time" office:time-value="PT639H30M00S" calcext:value-type="time">
            <text:p>03:30 PM</text:p>
          </table:table-cell>
          <table:table-cell table:formula="of:=[.B127]" office:value-type="date" office:date-value="2023-11-19" calcext:value-type="date">
            <text:p>11/19/2023</text:p>
          </table:table-cell>
          <table:table-cell office:value-type="time" office:time-value="PT641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26]+7" office:value-type="date" office:date-value="2023-11-21" calcext:value-type="date">
            <text:p>11/21/2023</text:p>
          </table:table-cell>
          <table:table-cell office:value-type="time" office:time-value="PT663H30M00S" calcext:value-type="time">
            <text:p>03:30 PM</text:p>
          </table:table-cell>
          <table:table-cell table:formula="of:=[.B128]" office:value-type="date" office:date-value="2023-11-21" calcext:value-type="date">
            <text:p>11/21/2023</text:p>
          </table:table-cell>
          <table:table-cell office:value-type="time" office:time-value="PT665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27]+7" office:value-type="date" office:date-value="2023-11-26" calcext:value-type="date">
            <text:p>11/26/2023</text:p>
          </table:table-cell>
          <table:table-cell office:value-type="time" office:time-value="PT687H30M00S" calcext:value-type="time">
            <text:p>03:30 PM</text:p>
          </table:table-cell>
          <table:table-cell table:formula="of:=[.B129]" office:value-type="date" office:date-value="2023-11-26" calcext:value-type="date">
            <text:p>11/26/2023</text:p>
          </table:table-cell>
          <table:table-cell office:value-type="time" office:time-value="PT689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28]+7" office:value-type="date" office:date-value="2023-11-28" calcext:value-type="date">
            <text:p>11/28/2023</text:p>
          </table:table-cell>
          <table:table-cell office:value-type="time" office:time-value="PT711H30M00S" calcext:value-type="time">
            <text:p>03:30 PM</text:p>
          </table:table-cell>
          <table:table-cell table:formula="of:=[.B130]" office:value-type="date" office:date-value="2023-11-28" calcext:value-type="date">
            <text:p>11/28/2023</text:p>
          </table:table-cell>
          <table:table-cell office:value-type="time" office:time-value="PT713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29]+7" office:value-type="date" office:date-value="2023-12-03" calcext:value-type="date">
            <text:p>12/03/2023</text:p>
          </table:table-cell>
          <table:table-cell office:value-type="time" office:time-value="PT735H30M00S" calcext:value-type="time">
            <text:p>03:30 PM</text:p>
          </table:table-cell>
          <table:table-cell table:formula="of:=[.B131]" office:value-type="date" office:date-value="2023-12-03" calcext:value-type="date">
            <text:p>12/03/2023</text:p>
          </table:table-cell>
          <table:table-cell office:value-type="time" office:time-value="PT737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>
          <table:table-cell office:value-type="string" calcext:value-type="string">
            <text:p>PPE 3105 IR</text:p>
          </table:table-cell>
          <table:table-cell table:formula="of:=[.B130]+7" office:value-type="date" office:date-value="2023-12-05" calcext:value-type="date">
            <text:p>12/05/2023</text:p>
          </table:table-cell>
          <table:table-cell office:value-type="time" office:time-value="PT759H30M00S" calcext:value-type="time">
            <text:p>03:30 PM</text:p>
          </table:table-cell>
          <table:table-cell table:formula="of:=[.B132]" office:value-type="date" office:date-value="2023-12-05" calcext:value-type="date">
            <text:p>12/05/2023</text:p>
          </table:table-cell>
          <table:table-cell office:value-type="time" office:time-value="PT761H10M00S" calcext:value-type="time">
            <text:p>05:10 PM</text:p>
          </table:table-cell>
          <table:table-cell table:number-columns-repeated="2"/>
          <table:table-cell office:value-type="string" calcext:value-type="string">
            <text:p>AUW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15">
          <table:table-cell/>
          <table:table-cell table:style-name="Default"/>
          <table:table-cell table:number-columns-repeated="7"/>
        </table:table-row>
        <table:table-row table:style-name="ro1" table:number-rows-repeated="104842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8-04T17:39:37.680628752</meta:creation-date>
    <dc:date>2023-08-05T04:29:05.344695920</dc:date>
    <meta:editing-duration>PT9H52M14S</meta:editing-duration>
    <meta:editing-cycles>3</meta:editing-cycles>
    <meta:generator>LibreOffice/7.3.1.3$MacOSX_X86_64 LibreOffice_project/a69ca51ded25f3eefd52d7bf9a5fad8c90b87951</meta:generator>
    <meta:document-statistic meta:table-count="1" meta:cell-count="789" meta:object-count="0"/>
  </office:meta>
</office:document-meta>
</file>